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0D498D46E0F0BC400A.png" manifest:media-type="image/png"/>
  <manifest:file-entry manifest:full-path="Pictures/100028010000063B0000015FA7DCC4B8C3AAE1E2.svg" manifest:media-type="image/svg+xml"/>
  <manifest:file-entry manifest:full-path="Pictures/100002010000003C0000000D8A2386E1F93BF1F1.png" manifest:media-type="image/png"/>
  <manifest:file-entry manifest:full-path="Pictures/1000251C0000063B0000015F6BAC319F6B9DB1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40.517cm" fo:min-width="19.97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082cm" fo:min-width="15.81cm"/>
    </style:style>
    <style:style style:name="gr7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8" style:family="graphic" style:parent-style-name="standard">
      <style:graphic-properties svg:stroke-color="#5eb91e" draw:fill-color="#5eb91e" draw:textarea-horizontal-align="justify" draw:textarea-vertical-align="middle" draw:auto-grow-height="false" fo:min-height="0.379cm" fo:min-width="0.22cm"/>
    </style:style>
    <style:style style:name="gr9" style:family="graphic" style:parent-style-name="objectwithoutfill">
      <style:graphic-properties draw:stroke="dash" draw:stroke-dash="Dot"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eb91e" fo:font-size="40pt" style:font-size-asian="40pt" style:font-size-complex="40pt"/>
    </style:style>
    <style:style style:name="P5" style:family="paragraph">
      <loext:graphic-properties draw:fill-color="#729fc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 fo:font-size="48pt" style:font-size-asian="48pt" style:font-size-complex="48pt"/>
    </style:style>
    <style:style style:name="P8" style:family="paragraph">
      <loext:graphic-properties draw:fill-color="#5eb91e"/>
      <style:paragraph-properties fo:text-align="center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color="#3465a4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40.767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6.309cm" svg:height="12.688cm" svg:x="2.867cm" svg:y="-0.379cm" svg:viewBox="0 0 16310 12689" svg:d="M0 44c6352 10413 6867 12645 9614 12645s6696-12689 6696-12689z">
          <text:p/>
        </draw:path>
        <draw:line draw:style-name="gr3" draw:text-style-name="P3" draw:layer="layout" svg:x1="1.837cm" svg:y1="14.641cm" svg:x2="13.34cm" svg:y2="14.641cm">
          <text:p/>
        </draw:line>
        <draw:line draw:style-name="gr3" draw:text-style-name="P3" draw:layer="layout" svg:x1="1.801cm" svg:y1="14.641cm" svg:x2="1.493cm" svg:y2="3.298cm">
          <text:p/>
        </draw:line>
        <draw:frame draw:style-name="gr4" draw:text-style-name="P4" draw:layer="layout" svg:width="3.262cm" svg:height="2.674cm" svg:x="13.511cm" svg:y="13.455cm">
          <draw:text-box>
            <text:p><text:span text:style-name="T1">u</text:span></text:p>
          </draw:text-box>
        </draw:frame>
        <draw:frame draw:style-name="gr4" draw:text-style-name="P4" draw:layer="layout" svg:width="3.262cm" svg:height="2.674cm" svg:x="0.635cm" svg:y="0.253cm">
          <draw:text-box>
            <text:p><text:span text:style-name="T1">v</text:span></text:p>
          </draw:text-box>
        </draw:frame>
        <draw:g>
          <draw:path draw:style-name="gr5" draw:text-style-name="P5" draw:layer="layout" svg:width="16.309cm" svg:height="12.688cm" svg:x="2.994cm" svg:y="18.898cm" svg:viewBox="0 0 16310 12689" svg:d="M0 44c6352 10413 6867 12645 9614 12645s6696-12689 6696-12689z">
            <text:p/>
          </draw:path>
          <draw:custom-shape draw:style-name="gr6" draw:text-style-name="P6" draw:layer="layout" svg:width="16.31cm" svg:height="0.332cm" svg:x="2.994cm" svg:y="18.79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.964cm" svg:y1="33.818cm" svg:x2="13.467cm" svg:y2="33.818cm">
            <text:p/>
          </draw:line>
          <draw:line draw:style-name="gr3" draw:text-style-name="P3" draw:layer="layout" svg:x1="1.928cm" svg:y1="33.818cm" svg:x2="1.62cm" svg:y2="22.475cm">
            <text:p/>
          </draw:line>
          <draw:frame draw:style-name="gr4" draw:text-style-name="P4" draw:layer="layout" svg:width="3.262cm" svg:height="2.674cm" svg:x="13.638cm" svg:y="32.632cm">
            <draw:text-box>
              <text:p><text:span text:style-name="T1">u</text:span></text:p>
            </draw:text-box>
          </draw:frame>
          <draw:frame draw:style-name="gr4" draw:text-style-name="P4" draw:layer="layout" svg:width="3.262cm" svg:height="2.674cm" svg:x="0.762cm" svg:y="19.43cm">
            <draw:text-box>
              <text:p><text:span text:style-name="T1">v</text:span></text:p>
            </draw:text-box>
          </draw:frame>
        </draw:g>
        <draw:frame draw:style-name="gr7" draw:text-style-name="P7" draw:layer="layout" svg:width="7.366cm" svg:height="2.159cm" svg:x="9.144cm" svg:y="24.765cm">
          <draw:text-box>
            <text:p><text:span text:style-name="T2">v ≥ f(u)</text:span></text:p>
          </draw:text-box>
        </draw:frame>
        <draw:custom-shape draw:style-name="gr8" draw:text-style-name="P8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366cm" svg:y1="7.366cm" svg:x2="17.145cm" svg:y2="4.699cm">
          <text:p/>
        </draw:line>
        <draw:frame draw:style-name="gr10" draw:text-style-name="P6" draw:layer="layout" svg:width="4.354cm" svg:height="0.956cm" svg:x="3.266cm" svg:y="8.382cm">
          <draw:image xlink:href="Pictures/1000251C0000063B0000015F6BAC319F6B9DB1AE.svg" xlink:type="simple" xlink:show="embed" xlink:actuate="onLoad" loext:mime-type="image/svg+xml">
            <text:p/>
          </draw:image>
          <draw:image xlink:href="Pictures/100002010000003C0000000D8A2386E1F93BF1F1.png" xlink:type="simple" xlink:show="embed" xlink:actuate="onLoad" loext:mime-type="image/png"/>
          <svg:title>TexMaths</svg:title>
          <svg:desc>14§display§\textcolor{white}{(u_1,f(u_1))}§svg§600§TRUE§</svg:desc>
        </draw:frame>
        <draw:frame draw:style-name="gr10" draw:text-style-name="P6" draw:layer="layout" svg:width="4.627cm" svg:height="1.016cm" svg:x="12.518cm" svg:y="2.794cm">
          <draw:image xlink:href="Pictures/100028010000063B0000015FA7DCC4B8C3AAE1E2.svg" xlink:type="simple" xlink:show="embed" xlink:actuate="onLoad" loext:mime-type="image/svg+xml">
            <text:p/>
          </draw:image>
          <draw:image xlink:href="Pictures/100002010000003C0000000D498D46E0F0BC400A.png" xlink:type="simple" xlink:show="embed" xlink:actuate="onLoad" loext:mime-type="image/png"/>
          <svg:title>TexMaths</svg:title>
          <svg:desc>14§display§\textcolor{white}{(u_2,f(u_2))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1:53:17.259604968</dc:date>
    <meta:editing-duration>PT7H24M</meta:editing-duration>
    <meta:editing-cycles>14</meta:editing-cycles>
    <meta:generator>LibreOffice/6.4.7.2$Linux_X86_64 LibreOffice_project/40$Build-2</meta:generator>
    <meta:document-statistic meta:object-count="19"/>
  </office:meta>
</office:document-meta>
</file>